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636cm" draw:visible-area-height="4.233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text:anchor-type="as-char" svg:width="5.636cm" svg:height="4.233cm" draw:z-index="0"><draw:object-ole xlink:href="./Obj100" xlink:type="simple" xlink:show="embed" xlink:actuate="onLoad"/><draw:image xlink:href="./ObjectReplacements/Obj10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ＭＳ 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ＭＳ 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.501cm" fo:margin-bottom="3cm" fo:margin-left="3cm" fo:margin-right="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pro</meta:initial-creator>
    <dc:creator>Wipro</dc:creator>
    <meta:editing-cycles>1</meta:editing-cycles>
    <meta:creation-date>2009-09-21T17:24:00</meta:creation-date>
    <dc:date>2009-09-21T17:37:00</dc:date>
    <meta:editing-duration>PT13M</meta:editing-duration>
    <meta:generator>LibreOfficeDev/6.0.0.0.alpha0$Windows_x86 LibreOffice_project/e8567ecd9d78a742cbab86498f7a31b22ee92ffa</meta:generator>
    <meta:document-statistic meta:table-count="0" meta:image-count="0" meta:object-count="1" meta:page-count="1" meta:paragraph-count="1" meta:word-count="0" meta:character-count="0" meta:non-whitespace-character-count="0"/>
    <meta:user-defined meta:name="AppVersion">12.0000</meta:user-defined>
    <meta:user-defined meta:name="Company">Wipro Technolog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